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4ec1" officeooo:paragraph-rsid="00154ec1"/>
    </style:style>
    <style:style style:name="P2" style:family="paragraph" style:parent-style-name="Standard">
      <style:text-properties officeooo:rsid="00163380" officeooo:paragraph-rsid="00163380"/>
    </style:style>
    <style:style style:name="P3" style:family="paragraph" style:parent-style-name="Standard">
      <style:text-properties officeooo:rsid="0016848d" officeooo:paragraph-rsid="0016848d"/>
    </style:style>
    <style:style style:name="P4" style:family="paragraph" style:parent-style-name="Standard">
      <style:text-properties officeooo:paragraph-rsid="00154ec1"/>
    </style:style>
    <style:style style:name="P5" style:family="paragraph" style:parent-style-name="Standard">
      <style:text-properties officeooo:rsid="00163380" officeooo:paragraph-rsid="00154ec1"/>
    </style:style>
    <style:style style:name="P6" style:family="paragraph" style:parent-style-name="Standard">
      <style:text-properties officeooo:paragraph-rsid="0019ea37"/>
    </style:style>
    <style:style style:name="P7" style:family="paragraph" style:parent-style-name="Standard">
      <style:text-properties officeooo:rsid="0016848d" officeooo:paragraph-rsid="0016848d"/>
    </style:style>
    <style:style style:name="P8" style:family="paragraph" style:parent-style-name="Standard">
      <style:paragraph-properties fo:break-before="page"/>
      <style:text-properties officeooo:rsid="0016848d" officeooo:paragraph-rsid="0016848d"/>
    </style:style>
    <style:style style:name="P9" style:family="paragraph" style:parent-style-name="Text_20_body">
      <style:text-properties officeooo:paragraph-rsid="001d0237"/>
    </style:style>
    <style:style style:name="P10" style:family="paragraph" style:parent-style-name="Text_20_body">
      <style:text-properties officeooo:paragraph-rsid="00211f14"/>
    </style:style>
    <style:style style:name="P11" style:family="paragraph" style:parent-style-name="Text_20_body" style:list-style-name="L2">
      <style:paragraph-properties fo:margin-top="0.203cm" fo:margin-bottom="0cm" loext:contextual-spacing="false" fo:line-height="100%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officeooo:rsid="001d0237"/>
    </style:style>
    <style:style style:name="T3" style:family="text">
      <style:text-properties fo:font-size="12pt" officeooo:rsid="0016848d"/>
    </style:style>
    <style:style style:name="T4" style:family="text">
      <style:text-properties fo:font-size="12pt" officeooo:rsid="0021f032"/>
    </style:style>
    <style:style style:name="T5" style:family="text">
      <style:text-properties officeooo:rsid="00154ec1"/>
    </style:style>
    <style:style style:name="T6" style:family="text">
      <style:text-properties officeooo:rsid="0019ea37"/>
    </style:style>
    <style:style style:name="T7" style:family="text">
      <style:text-properties fo:color="#0000ff" fo:font-size="12pt" style:text-underline-style="solid" style:text-underline-width="auto" style:text-underline-color="font-color"/>
    </style:style>
    <style:style style:name="T8" style:family="text">
      <style:text-properties fo:color="#0000ff" fo:font-size="12pt" style:text-underline-style="solid" style:text-underline-width="auto" style:text-underline-color="font-color" officeooo:rsid="0016848d"/>
    </style:style>
    <style:style style:name="T9" style:family="text">
      <style:text-properties officeooo:rsid="0016848d"/>
    </style:style>
    <text:list-style style:name="L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7</text:p>
      <text:p text:style-name="P1">in vim</text:p>
      <text:p text:style-name="P4"><text:span text:style-name="T6">a. </text:span><text:span text:style-name="T1">Remove the abbreviated character names - replace every instance of ‘Ham.’ with ‘Hamlet’ and (in a separate command) every instance of ‘Laer.’ with ‘Laertes’.</text:span></text:p>
      <text:p text:style-name="P4"><text:span text:style-name="T1"/></text:p>
      <text:p text:style-name="P1">%s/Ham\./Hamlet/g</text:p>
      <text:p text:style-name="P5"/>
      <text:p text:style-name="P2">%s/Laer\./Laertes/g</text:p>
      <text:p text:style-name="P2"/>
      <text:p text:style-name="P6"><text:span text:style-name="T6">b. <text:s/></text:span><text:span text:style-name="T1">Replace the square brackets in stage directions with ‘-=’ for ‘[‘ and ‘=-‘ for ‘]’. Use two separate replacement commands.</text:span></text:p>
      <text:p text:style-name="P6"><text:span text:style-name="T1"/></text:p>
      <text:p text:style-name="P3">%s/\[/-=/g</text:p>
      <text:p text:style-name="P3"/>
      <text:p text:style-name="P3">%s/\]/=-/g</text:p>
      <text:p text:style-name="P3"/>
      <text:p text:style-name="P6"><text:span text:style-name="T6">c.</text:span><text:span text:style-name="T1">Replace the square brackets in stage directions with ‘-=’ for ‘[‘ and ‘=-‘ for ‘]’. Use a single replacement command and use the capturing parentheses and the special /2 matching sub-expression sequence to stand for the matched portion between square brackets:</text:span></text:p>
      <text:p text:style-name="P6"><text:span text:style-name="T1"/></text:p>
      <text:p text:style-name="P3">%s/\(\[\)\(.*\)\]/-=\2=-/g</text:p>
      <text:p text:style-name="P3"/>
      <text:p text:style-name="P3"/>
      <text:p text:style-name="P3"/>
      <text:p text:style-name="P9"><text:span text:style-name="T2">2. </text:span><text:span text:style-name="T3">Again using the cbc.ca page </text:span><text:a xlink:type="simple" xlink:href="http://www.cbc.ca/" text:style-name="Internet_20_link" text:visited-style-name="Visited_20_Internet_20_Link"><text:span text:style-name="T8">http://www.cbc.ca/</text:span></text:a><text:span text:style-name="T9"> </text:span><text:span text:style-name="T3">- (or your site from question B 2) copy it to your Documents folder and write sed commands to accomplish the following:</text:span></text:p>
      <text:p text:style-name="P9"><text:span text:style-name="T2">a. </text:span><text:span text:style-name="T1">Change the path of all image tags to be ‘\newimages\’ </text:span></text:p>
      <text:p text:style-name="P9"><text:span text:style-name="T3">%s/&lt;img src='[^']*'/&lt;img src='</text:span><text:a xlink:type="simple" xlink:href="smb://newimages//'%2Fg" text:style-name="Internet_20_link" text:visited-style-name="Visited_20_Internet_20_Link"><text:span text:style-name="T3">\\newimages\\'/g</text:span></text:a></text:p>
      <text:p text:style-name="P9"><text:span text:style-name="T3"/></text:p>
      <text:p text:style-name="P10"><text:span text:style-name="T3">b. Replace all the heading tags &lt;h1&gt; &lt;/h1&gt; or &lt;h2&gt; &lt;/h2&gt;heading tags with &lt;p&gt; and &lt;/p&gt; tags. Try this with two replacement commands and again with only one command using capturing parentheses as in 1 c above.</text:span></text:p>
      <text:p text:style-name="P10"><text:span text:style-name="T3">:%s/&lt;h1&gt;(.*)&lt;\/h1&gt;/&lt;p&gt;\1&lt;\/p&gt;/g </text:span><text:span text:style-name="T4">(wrong answer)</text:span></text:p>
      <text:p text:style-name="P9"><text:span text:style-name="T1"/></text:p>
      <text:list xml:id="list2630212027" text:style-name="L2">
        <text:list-header>
          <text:p text:style-name="P11"/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/>grep -o '&lt;img src="[^"]*"' cbaHTML.txt</text:p>
      <text:p text:style-name="P3"/>
      <text:p text:style-name="P3">grep -o '&lt;img src="[^"]*"' | grep -o '"[^"]*"' cbaHTML.txt</text:p>
      <text:p text:style-name="P3"/>
      <text:p text:style-name="P3">grep -o '&lt;img src="[^"]*"' cbaHTML.txt | grep -o '"[^"]*"'|grep -o '[^"]*'</text:p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4:57:15.070328613</meta:creation-date>
    <dc:date>2020-01-15T10:37:33.700226913</dc:date>
    <meta:editing-duration>PT32M2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18" meta:word-count="204" meta:character-count="1338" meta:non-whitespace-character-count="1149"/>
  </office:meta>
</office:document-meta>
</file>